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3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t’s an interview between a journalist and a man. It is a TV bulletin about Uber self-driving project in Pittsburgh. Uber have collaborated with Volvo to develop the project. Uber invested 3 hundred millions dollars in the project that is self-driving tax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48:19.898000000</meta:creation-date>
    <dc:date>2018-09-27T14:56:12.454000000</dc:date>
    <meta:editing-duration>PT7M52S</meta:editing-duration>
    <meta:editing-cycles>1</meta:editing-cycles>
    <meta:document-statistic meta:table-count="0" meta:image-count="0" meta:object-count="0" meta:page-count="1" meta:paragraph-count="1" meta:word-count="42" meta:character-count="259" meta:non-whitespace-character-count="218"/>
    <meta:generator>LibreOffice/5.1.6.2$Windows_x86 LibreOffice_project/07ac168c60a517dba0f0d7bc7540f5afa45f0909</meta:generator>
  </office:meta>
</office:document-meta>
</file>